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 style:font-name-asian="Microsoft YaHei" style:font-name-complex="Mang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deleteCollectionFromOrg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7" office:value-type="string">
            <text:p>GmailUrl</text:p>
          </table:table-cell>
          <table:table-cell table:style-name="ce17" office:value-type="string">
            <text:p>EmailPassword</text:p>
          </table:table-cell>
          <table:table-cell table:style-name="ce17" office:value-type="string">
            <text:p>AdminUrl</text:p>
          </table:table-cell>
          <table:table-cell table:number-columns-repeated="117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4-05">
            <text:p>05 April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table:number-columns-repeated="117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5/05/2017</text:date>, <text:time>12:5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5T12:51:23</dc:date>
    <meta:creation-date>2014-12-16T16:26:20Z</meta:creation-date>
    <meta:editing-cycles>91</meta:editing-cycles>
    <meta:editing-duration>P1DT11H37M46S</meta:editing-duration>
    <meta:generator>OpenOffice/4.1.2$Unix OpenOffice.org_project/412m3$Build-9782</meta:generator>
    <meta:initial-creator>sakshi juneja</meta:initial-creator>
    <meta:document-statistic meta:table-count="2" meta:cell-count="28" meta:object-count="0"/>
  </office:meta>
</office:document-meta>
</file>